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PROCESO ORIENTADO A OBJETOS</text:p>
      <text:p text:style-name="P1"/>
      <text:p text:style-name="P3">¿QUE ES EXACTAMENTE UNA CLASE?</text:p>
      <text:p text:style-name="P3"/>
      <text:p text:style-name="P2">Una clase es una plantilla de objetos. Un objeto no puede ser instanciado sin una cla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v </meta:initial-creator>
    <meta:creation-date>2017-12-31T13:23:15.81</meta:creation-date>
    <meta:document-statistic meta:table-count="0" meta:image-count="0" meta:object-count="0" meta:page-count="1" meta:paragraph-count="3" meta:word-count="26" meta:character-count="148"/>
    <dc:date>2017-12-31T14:46:46.82</dc:date>
    <dc:creator>cv </dc:creator>
    <meta:editing-duration>PT1H8M20S</meta:editing-duration>
    <meta:editing-cycles>1</meta:editing-cycles>
    <meta:generator>OpenOffice/4.1.4$Win32 OpenOffice.org_project/414m5$Build-9788</meta:generator>
  </office:meta>
</office:document-meta>
</file>